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33">
            <text:p>33.000</text:p>
          </table:table-cell>
          <table:table-cell office:value-type="float" office:value="10">
            <text:p>10</text:p>
          </table:table-cell>
          <table:table-cell table:formula="of:=[.C3]*1.01" office:value-type="float" office:value="36.4525301385697">
            <text:p>36.4525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4.23">
            <text:p>14.2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5.7187728446014">
            <text:p>15.7188</text:p>
          </table:table-cell>
          <table:table-cell table:style-name="ce3" office:value-type="float" office:value="32.7">
            <text:p>32.70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36.1211435009464">
            <text:p>36.1211</text:p>
          </table:table-cell>
          <table:table-cell table:style-name="ce3" office:value-type="float" office:value="17.88">
            <text:p>17.88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9.7506436023523">
            <text:p>19.7506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33">
            <text:p>33.0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6.0916139985839">
            <text:p>36.091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4.23">
            <text:p>14.2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5.5631414302985">
            <text:p>15.5631</text:p>
          </table:table-cell>
          <table:table-cell table:style-name="ce4" table:formula="of:=[.V2]" office:value-type="float" office:value="32.7">
            <text:p>32.70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35.7635084167786">
            <text:p>35.7635</text:p>
          </table:table-cell>
          <table:table-cell table:style-name="ce4" table:formula="of:=[.Y2]" office:value-type="float" office:value="17.88">
            <text:p>17.88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9.5550926755964">
            <text:p>19.5551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33">
            <text:p>33.0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5.7342712857266">
            <text:p>35.734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4.23">
            <text:p>14.2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5.4090509210876">
            <text:p>15.4091</text:p>
          </table:table-cell>
          <table:table-cell table:style-name="ce4" table:formula="of:=[.V3]" office:value-type="float" office:value="32.7">
            <text:p>32.70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35.4094142740382">
            <text:p>35.4094</text:p>
          </table:table-cell>
          <table:table-cell table:style-name="ce4" table:formula="of:=[.Y3]" office:value-type="float" office:value="17.88">
            <text:p>17.88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9.3614778966301">
            <text:p>19.3615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33">
            <text:p>33.0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5.3804666195313">
            <text:p>35.3805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4.23">
            <text:p>14.2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5.2564860604828">
            <text:p>15.2565</text:p>
          </table:table-cell>
          <table:table-cell table:style-name="ce4" table:formula="of:=[.V4]" office:value-type="float" office:value="32.7">
            <text:p>32.70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35.0588260138992">
            <text:p>35.0588</text:p>
          </table:table-cell>
          <table:table-cell table:style-name="ce4" table:formula="of:=[.Y4]" office:value-type="float" office:value="17.88">
            <text:p>17.88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9.1697800956733">
            <text:p>19.1698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33">
            <text:p>33.0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5.030164969833">
            <text:p>35.0302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4.23">
            <text:p>14.2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5.1054317430522">
            <text:p>15.1054</text:p>
          </table:table-cell>
          <table:table-cell table:style-name="ce4" table:formula="of:=[.V5]" office:value-type="float" office:value="32.7">
            <text:p>32.70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34.7117089246527">
            <text:p>34.7117</text:p>
          </table:table-cell>
          <table:table-cell table:style-name="ce4" table:formula="of:=[.Y5]" office:value-type="float" office:value="17.88">
            <text:p>17.88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8.9799802927459">
            <text:p>18.9800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33">
            <text:p>33.0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34.6833316533">
            <text:p>34.6833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4.23">
            <text:p>14.2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4.955873012923">
            <text:p>14.9559</text:p>
          </table:table-cell>
          <table:table-cell table:style-name="ce4" table:formula="of:=[.V6]" office:value-type="float" office:value="32.7">
            <text:p>32.70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34.36802863827">
            <text:p>34.3680</text:p>
          </table:table-cell>
          <table:table-cell table:style-name="ce4" table:formula="of:=[.Y6]" office:value-type="float" office:value="17.88">
            <text:p>17.88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8.792059695788">
            <text:p>18.7921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33">
            <text:p>33.0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4.33993233">
            <text:p>34.339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4.23">
            <text:p>14.2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4.8077950623">
            <text:p>14.8078</text:p>
          </table:table-cell>
          <table:table-cell table:style-name="ce4" table:formula="of:=[.V7]" office:value-type="float" office:value="32.7">
            <text:p>32.70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34.027751127">
            <text:p>34.0278</text:p>
          </table:table-cell>
          <table:table-cell table:style-name="ce4" table:formula="of:=[.Y7]" office:value-type="float" office:value="17.88">
            <text:p>17.88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8.6059996988">
            <text:p>18.6060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33">
            <text:p>33.0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3.999933">
            <text:p>33.999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4.23">
            <text:p>14.2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4.66118323">
            <text:p>14.6612</text:p>
          </table:table-cell>
          <table:table-cell table:style-name="ce4" table:formula="of:=[.V8]" office:value-type="float" office:value="32.7">
            <text:p>32.70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33.6908427">
            <text:p>33.6908</text:p>
          </table:table-cell>
          <table:table-cell table:style-name="ce4" table:formula="of:=[.Y8]" office:value-type="float" office:value="17.88">
            <text:p>17.88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8.42178188">
            <text:p>18.4218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33">
            <text:p>33.0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33.6633">
            <text:p>33.6633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4.23">
            <text:p>14.2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4.516023">
            <text:p>14.5160</text:p>
          </table:table-cell>
          <table:table-cell table:style-name="ce4" table:formula="of:=[.V9]" office:value-type="float" office:value="32.7">
            <text:p>32.70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33.35727">
            <text:p>33.3573</text:p>
          </table:table-cell>
          <table:table-cell table:style-name="ce4" table:formula="of:=[.Y9]" office:value-type="float" office:value="17.88">
            <text:p>17.88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8.239388">
            <text:p>18.2394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33">
            <text:p>33.0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33.33">
            <text:p>33.330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4.23">
            <text:p>14.2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4.3723">
            <text:p>14.3723</text:p>
          </table:table-cell>
          <table:table-cell table:style-name="ce4" table:formula="of:=[.V10]" office:value-type="float" office:value="32.7">
            <text:p>32.70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33.027">
            <text:p>33.0270</text:p>
          </table:table-cell>
          <table:table-cell table:style-name="ce4" table:formula="of:=[.Y10]" office:value-type="float" office:value="17.88">
            <text:p>17.88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8.0588">
            <text:p>18.0588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33">
            <text:p>33.0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33">
            <text:p>33.0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4.23">
            <text:p>14.2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4.23">
            <text:p>14.2300</text:p>
          </table:table-cell>
          <table:table-cell table:style-name="ce4" table:formula="of:=[.V11]" office:value-type="float" office:value="32.7">
            <text:p>32.70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32.7">
            <text:p>32.7000</text:p>
          </table:table-cell>
          <table:table-cell table:style-name="ce4" table:formula="of:=[.Y11]" office:value-type="float" office:value="17.88">
            <text:p>17.88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7.88">
            <text:p>17.88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33">
            <text:p>33.0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32.6732673267327">
            <text:p>32.6733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4.23">
            <text:p>14.2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4.0891089108911">
            <text:p>14.0891</text:p>
          </table:table-cell>
          <table:table-cell table:style-name="ce4" table:formula="of:=[.V12]" office:value-type="float" office:value="32.7">
            <text:p>32.70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32.3762376237624">
            <text:p>32.3762</text:p>
          </table:table-cell>
          <table:table-cell table:style-name="ce4" table:formula="of:=[.Y12]" office:value-type="float" office:value="17.88">
            <text:p>17.88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7.7029702970297">
            <text:p>17.7030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33">
            <text:p>33.0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32.3497696304284">
            <text:p>32.3498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4.23">
            <text:p>14.2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3.9496127830605">
            <text:p>13.9496</text:p>
          </table:table-cell>
          <table:table-cell table:style-name="ce4" table:formula="of:=[.V13]" office:value-type="float" office:value="32.7">
            <text:p>32.70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32.0556808156063">
            <text:p>32.0557</text:p>
          </table:table-cell>
          <table:table-cell table:style-name="ce4" table:formula="of:=[.Y13]" office:value-type="float" office:value="17.88">
            <text:p>17.88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7.5276933633957">
            <text:p>17.5277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33">
            <text:p>33.0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2.0294748816123">
            <text:p>32.0295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4.23">
            <text:p>14.2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3.8114978050104">
            <text:p>13.8115</text:p>
          </table:table-cell>
          <table:table-cell table:style-name="ce4" table:formula="of:=[.V14]" office:value-type="float" office:value="32.7">
            <text:p>32.70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31.738297837234">
            <text:p>31.7383</text:p>
          </table:table-cell>
          <table:table-cell table:style-name="ce4" table:formula="of:=[.Y14]" office:value-type="float" office:value="17.88">
            <text:p>17.88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7.3541518449463">
            <text:p>17.3542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33">
            <text:p>33.0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31.7123513679329">
            <text:p>31.7124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4.23">
            <text:p>14.2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3.6747503019905">
            <text:p>13.6748</text:p>
          </table:table-cell>
          <table:table-cell table:style-name="ce4" table:formula="of:=[.V15]" office:value-type="float" office:value="32.7">
            <text:p>32.70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31.4240572645881">
            <text:p>31.4241</text:p>
          </table:table-cell>
          <table:table-cell table:style-name="ce4" table:formula="of:=[.Y15]" office:value-type="float" office:value="17.88">
            <text:p>17.88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7.1823285593528">
            <text:p>17.1823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33">
            <text:p>33.0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31.3983676910227">
            <text:p>31.3984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4.23">
            <text:p>14.2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3.539356734644">
            <text:p>13.5394</text:p>
          </table:table-cell>
          <table:table-cell table:style-name="ce4" table:formula="of:=[.V16]" office:value-type="float" office:value="32.7">
            <text:p>32.70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31.1129279847407">
            <text:p>31.1129</text:p>
          </table:table-cell>
          <table:table-cell table:style-name="ce4" table:formula="of:=[.Y16]" office:value-type="float" office:value="17.88">
            <text:p>17.88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7.0122064944087">
            <text:p>17.0122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33">
            <text:p>33.0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31.0874927633888">
            <text:p>31.087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4.23">
            <text:p>14.2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3.4053036976674">
            <text:p>13.4053</text:p>
          </table:table-cell>
          <table:table-cell table:style-name="ce4" table:formula="of:=[.V17]" office:value-type="float" office:value="32.7">
            <text:p>32.70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30.8048791928126">
            <text:p>30.8049</text:p>
          </table:table-cell>
          <table:table-cell table:style-name="ce4" table:formula="of:=[.Y17]" office:value-type="float" office:value="17.88">
            <text:p>17.88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6.8437688063452">
            <text:p>16.8438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33">
            <text:p>33.0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30.7796958053355">
            <text:p>30.7797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4.23">
            <text:p>14.2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3.2725779184825">
            <text:p>13.2726</text:p>
          </table:table-cell>
          <table:table-cell table:style-name="ce4" table:formula="of:=[.V18]" office:value-type="float" office:value="32.7">
            <text:p>32.70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30.4998803889233">
            <text:p>30.4999</text:p>
          </table:table-cell>
          <table:table-cell table:style-name="ce4" table:formula="of:=[.Y18]" office:value-type="float" office:value="17.88">
            <text:p>17.88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6.6769988181636">
            <text:p>16.6770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33">
            <text:p>33.0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30.4749463419163">
            <text:p>30.4749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4.23">
            <text:p>14.2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3.1411662559233">
            <text:p>13.1412</text:p>
          </table:table-cell>
          <table:table-cell table:style-name="ce4" table:formula="of:=[.V19]" office:value-type="float" office:value="32.7">
            <text:p>32.70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30.1979013751716">
            <text:p>30.1979</text:p>
          </table:table-cell>
          <table:table-cell table:style-name="ce4" table:formula="of:=[.Y19]" office:value-type="float" office:value="17.88">
            <text:p>17.88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6.5118800179837">
            <text:p>16.5119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33">
            <text:p>33.0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30.1732141999171">
            <text:p>30.173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4.23">
            <text:p>14.2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3.011055698934">
            <text:p>13.0111</text:p>
          </table:table-cell>
          <table:table-cell table:style-name="ce4" table:formula="of:=[.V20]" office:value-type="float" office:value="32.7">
            <text:p>32.70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29.8989122526452">
            <text:p>29.8989</text:p>
          </table:table-cell>
          <table:table-cell table:style-name="ce4" table:formula="of:=[.Y20]" office:value-type="float" office:value="17.88">
            <text:p>17.88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6.3483960574096">
            <text:p>16.348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33">
            <text:p>33.0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9.8744695048684">
            <text:p>29.874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4.23">
            <text:p>14.2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2.8822333652812">
            <text:p>12.8822</text:p>
          </table:table-cell>
          <table:table-cell table:style-name="ce4" table:formula="of:=[.V21]" office:value-type="float" office:value="32.7">
            <text:p>32.70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29.6028834184605">
            <text:p>29.6029</text:p>
          </table:table-cell>
          <table:table-cell table:style-name="ce4" table:formula="of:=[.Y21]" office:value-type="float" office:value="17.88">
            <text:p>17.88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6.1865307499105">
            <text:p>16.186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32.75">
            <text:p>32.75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36.176374607217">
            <text:p>36.1764</text:p>
          </table:table-cell>
          <table:table-cell table:style-name="ce3" office:value-type="float" office:value="1.26">
            <text:p>1.26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9182387801812">
            <text:p>1.3918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32.75">
            <text:p>32.75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35.8181926804128">
            <text:p>35.8182</text:p>
          </table:table-cell>
          <table:table-cell table:style-name="ce4" table:formula="of:=[.Y25]" office:value-type="float" office:value="1.26">
            <text:p>1.26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7804344358229">
            <text:p>1.3780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32.75">
            <text:p>32.75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35.4635571093196">
            <text:p>35.4636</text:p>
          </table:table-cell>
          <table:table-cell table:style-name="ce4" table:formula="of:=[.Y26]" office:value-type="float" office:value="1.26">
            <text:p>1.26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36439944909138">
            <text:p>1.3644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32.75">
            <text:p>32.75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35.1124327815046">
            <text:p>35.1124</text:p>
          </table:table-cell>
          <table:table-cell table:style-name="ce4" table:formula="of:=[.Y27]" office:value-type="float" office:value="1.26">
            <text:p>1.26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35089054365483">
            <text:p>1.350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32.75">
            <text:p>32.75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34.7647849321828">
            <text:p>34.7648</text:p>
          </table:table-cell>
          <table:table-cell table:style-name="ce4" table:formula="of:=[.Y28]" office:value-type="float" office:value="1.26">
            <text:p>1.26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33751538975726">
            <text:p>1.3375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32.75">
            <text:p>32.75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34.420579140775">
            <text:p>34.4206</text:p>
          </table:table-cell>
          <table:table-cell table:style-name="ce4" table:formula="of:=[.Y29]" office:value-type="float" office:value="1.26">
            <text:p>1.26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324272663126">
            <text:p>1.3243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32.75">
            <text:p>32.75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34.0797813275">
            <text:p>34.0798</text:p>
          </table:table-cell>
          <table:table-cell table:style-name="ce4" table:formula="of:=[.Y30]" office:value-type="float" office:value="1.26">
            <text:p>1.26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3111610526">
            <text:p>1.3112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32.75">
            <text:p>32.75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33.74235775">
            <text:p>33.7424</text:p>
          </table:table-cell>
          <table:table-cell table:style-name="ce4" table:formula="of:=[.Y31]" office:value-type="float" office:value="1.26">
            <text:p>1.26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9817926">
            <text:p>1.2982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32.75">
            <text:p>32.75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33.408275">
            <text:p>33.4083</text:p>
          </table:table-cell>
          <table:table-cell table:style-name="ce4" table:formula="of:=[.Y32]" office:value-type="float" office:value="1.26">
            <text:p>1.26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85326">
            <text:p>1.2853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32.75">
            <text:p>32.75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33.0775">
            <text:p>33.0775</text:p>
          </table:table-cell>
          <table:table-cell table:style-name="ce4" table:formula="of:=[.Y33]" office:value-type="float" office:value="1.26">
            <text:p>1.26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726">
            <text:p>1.272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32.75">
            <text:p>32.75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32.75">
            <text:p>32.7500</text:p>
          </table:table-cell>
          <table:table-cell table:style-name="ce4" table:formula="of:=[.Y34]" office:value-type="float" office:value="1.26">
            <text:p>1.26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26">
            <text:p>1.26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32.75">
            <text:p>32.75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32.4257425742574">
            <text:p>32.4257</text:p>
          </table:table-cell>
          <table:table-cell table:style-name="ce4" table:formula="of:=[.Y35]" office:value-type="float" office:value="1.26">
            <text:p>1.26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24752475247525">
            <text:p>1.2475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32.75">
            <text:p>32.75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32.1046956180767">
            <text:p>32.1047</text:p>
          </table:table-cell>
          <table:table-cell table:style-name="ce4" table:formula="of:=[.Y36]" office:value-type="float" office:value="1.26">
            <text:p>1.26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23517302225272">
            <text:p>1.2352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32.75">
            <text:p>32.75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31.7868273446304">
            <text:p>31.7868</text:p>
          </table:table-cell>
          <table:table-cell table:style-name="ce4" table:formula="of:=[.Y37]" office:value-type="float" office:value="1.26">
            <text:p>1.26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22294358638883">
            <text:p>1.222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32.75">
            <text:p>32.75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31.4721062818122">
            <text:p>31.4721</text:p>
          </table:table-cell>
          <table:table-cell table:style-name="ce4" table:formula="of:=[.Y38]" office:value-type="float" office:value="1.26">
            <text:p>1.26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21083523404835">
            <text:p>1.2108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32.75">
            <text:p>32.75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31.160501269121">
            <text:p>31.1605</text:p>
          </table:table-cell>
          <table:table-cell table:style-name="ce4" table:formula="of:=[.Y39]" office:value-type="float" office:value="1.26">
            <text:p>1.26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988467663845">
            <text:p>1.1988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32.75">
            <text:p>32.75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30.8519814545753">
            <text:p>30.8520</text:p>
          </table:table-cell>
          <table:table-cell table:style-name="ce4" table:formula="of:=[.Y40]" office:value-type="float" office:value="1.26">
            <text:p>1.26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869769964203">
            <text:p>1.187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32.75">
            <text:p>32.75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30.5465162916587">
            <text:p>30.5465</text:p>
          </table:table-cell>
          <table:table-cell table:style-name="ce4" table:formula="of:=[.Y41]" office:value-type="float" office:value="1.26">
            <text:p>1.26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7522474893099">
            <text:p>1.1752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32.75">
            <text:p>32.75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30.2440755362957">
            <text:p>30.2441</text:p>
          </table:table-cell>
          <table:table-cell table:style-name="ce4" table:formula="of:=[.Y42]" office:value-type="float" office:value="1.26">
            <text:p>1.26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6358886032771">
            <text:p>1.163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32.75">
            <text:p>32.75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29.9446292438572">
            <text:p>29.9446</text:p>
          </table:table-cell>
          <table:table-cell table:style-name="ce4" table:formula="of:=[.Y43]" office:value-type="float" office:value="1.26">
            <text:p>1.26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15206817854229">
            <text:p>1.1521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32.75">
            <text:p>32.75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29.6481477661952">
            <text:p>29.6481</text:p>
          </table:table-cell>
          <table:table-cell table:style-name="ce4" table:formula="of:=[.Y44]" office:value-type="float" office:value="1.26">
            <text:p>1.26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14066156291316">
            <text:p>1.1407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11">
            <text:p>8.110</text:p>
          </table:table-cell>
          <table:table-cell office:value-type="float" office:value="10">
            <text:p>10</text:p>
          </table:table-cell>
          <table:table-cell table:formula="of:=[.C3]*1.01" office:value-type="float" office:value="8.95848543708487">
            <text:p>8.9585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6.16">
            <text:p>16.16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7.8506935466451">
            <text:p>17.8507</text:p>
          </table:table-cell>
          <table:table-cell table:style-name="ce3" office:value-type="float" office:value="16.2">
            <text:p>16.20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7.8948784316615">
            <text:p>17.8949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8.11">
            <text:p>8.1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.86978756147017">
            <text:p>8.8698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6.16">
            <text:p>16.16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7.6739540065793">
            <text:p>17.6740</text:p>
          </table:table-cell>
          <table:table-cell table:style-name="ce4" table:formula="of:=[.Y2]" office:value-type="float" office:value="16.2">
            <text:p>16.20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7.7177014174866">
            <text:p>17.7177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8.11">
            <text:p>8.1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.78196788264373">
            <text:p>8.7820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6.16">
            <text:p>16.16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7.4989643629498">
            <text:p>17.4990</text:p>
          </table:table-cell>
          <table:table-cell table:style-name="ce4" table:formula="of:=[.Y3]" office:value-type="float" office:value="16.2">
            <text:p>16.20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7.5422786311749">
            <text:p>17.5423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8.11">
            <text:p>8.1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.69501770558785">
            <text:p>8.6950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6.16">
            <text:p>16.16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7.3257072900493">
            <text:p>17.3257</text:p>
          </table:table-cell>
          <table:table-cell table:style-name="ce4" table:formula="of:=[.Y4]" office:value-type="float" office:value="16.2">
            <text:p>16.20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7.3685927041336">
            <text:p>17.3686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8.11">
            <text:p>8.1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.60892842137411">
            <text:p>8.6089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6.16">
            <text:p>16.16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7.1541656337122">
            <text:p>17.1542</text:p>
          </table:table-cell>
          <table:table-cell table:style-name="ce4" table:formula="of:=[.Y5]" office:value-type="float" office:value="16.2">
            <text:p>16.20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7.1966264397362">
            <text:p>17.1966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8.11">
            <text:p>8.1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.523691506311">
            <text:p>8.5237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6.16">
            <text:p>16.16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6.984322409616">
            <text:p>16.9843</text:p>
          </table:table-cell>
          <table:table-cell table:style-name="ce4" table:formula="of:=[.Y6]" office:value-type="float" office:value="16.2">
            <text:p>16.20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7.02636281162">
            <text:p>17.0264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8.11">
            <text:p>8.1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.4392985211">
            <text:p>8.4393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6.16">
            <text:p>16.16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6.8161608016">
            <text:p>16.8162</text:p>
          </table:table-cell>
          <table:table-cell table:style-name="ce4" table:formula="of:=[.Y7]" office:value-type="float" office:value="16.2">
            <text:p>16.20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6.857784962">
            <text:p>16.8578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8.11">
            <text:p>8.1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.35574111">
            <text:p>8.355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6.16">
            <text:p>16.16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6.64966416">
            <text:p>16.6497</text:p>
          </table:table-cell>
          <table:table-cell table:style-name="ce4" table:formula="of:=[.Y8]" office:value-type="float" office:value="16.2">
            <text:p>16.20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6.6908762">
            <text:p>16.6909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8.11">
            <text:p>8.1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.273011">
            <text:p>8.2730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6.16">
            <text:p>16.16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6.484816">
            <text:p>16.4848</text:p>
          </table:table-cell>
          <table:table-cell table:style-name="ce4" table:formula="of:=[.Y9]" office:value-type="float" office:value="16.2">
            <text:p>16.20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6.52562">
            <text:p>16.5256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8.11">
            <text:p>8.1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8.1911">
            <text:p>8.1911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6.16">
            <text:p>16.16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6.3216">
            <text:p>16.3216</text:p>
          </table:table-cell>
          <table:table-cell table:style-name="ce4" table:formula="of:=[.Y10]" office:value-type="float" office:value="16.2">
            <text:p>16.20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6.362">
            <text:p>16.3620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8.11">
            <text:p>8.1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8.11">
            <text:p>8.11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6.16">
            <text:p>16.16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6.16">
            <text:p>16.1600</text:p>
          </table:table-cell>
          <table:table-cell table:style-name="ce4" table:formula="of:=[.Y11]" office:value-type="float" office:value="16.2">
            <text:p>16.20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6.2">
            <text:p>16.20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8.11">
            <text:p>8.1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8.02970297029703">
            <text:p>8.0297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6.16">
            <text:p>16.16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6">
            <text:p>16.0000</text:p>
          </table:table-cell>
          <table:table-cell table:style-name="ce4" table:formula="of:=[.Y12]" office:value-type="float" office:value="16.2">
            <text:p>16.20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6.039603960396">
            <text:p>16.0396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8.11">
            <text:p>8.1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.95020096069013">
            <text:p>7.9502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6.16">
            <text:p>16.16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5.8415841584158">
            <text:p>15.8416</text:p>
          </table:table-cell>
          <table:table-cell table:style-name="ce4" table:formula="of:=[.Y13]" office:value-type="float" office:value="16.2">
            <text:p>16.20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5.8807960003921">
            <text:p>15.88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8.11">
            <text:p>8.1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.8714860996932">
            <text:p>7.8715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6.16">
            <text:p>16.16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5.6847367905107">
            <text:p>15.6847</text:p>
          </table:table-cell>
          <table:table-cell table:style-name="ce4" table:formula="of:=[.Y14]" office:value-type="float" office:value="16.2">
            <text:p>16.20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5.7235603964278">
            <text:p>15.7236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8.11">
            <text:p>8.1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.79355059375564">
            <text:p>7.7936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6.16">
            <text:p>16.16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5.5294423668423">
            <text:p>15.5294</text:p>
          </table:table-cell>
          <table:table-cell table:style-name="ce4" table:formula="of:=[.Y15]" office:value-type="float" office:value="16.2">
            <text:p>16.20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5.5678815806216">
            <text:p>15.5679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8.11">
            <text:p>8.1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.71638672649073">
            <text:p>7.7164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6.16">
            <text:p>16.16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5.3756855117251">
            <text:p>15.3757</text:p>
          </table:table-cell>
          <table:table-cell table:style-name="ce4" table:formula="of:=[.Y16]" office:value-type="float" office:value="16.2">
            <text:p>16.20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5.4137441392293">
            <text:p>15.4137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8.11">
            <text:p>8.1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.63998685791161">
            <text:p>7.640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6.16">
            <text:p>16.16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5.223451001708">
            <text:p>15.2235</text:p>
          </table:table-cell>
          <table:table-cell table:style-name="ce4" table:formula="of:=[.Y17]" office:value-type="float" office:value="16.2">
            <text:p>16.20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5.2611328111181">
            <text:p>15.2611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8.11">
            <text:p>8.1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.56434342367487">
            <text:p>7.5643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6.16">
            <text:p>16.16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5.0727237640673">
            <text:p>15.0727</text:p>
          </table:table-cell>
          <table:table-cell table:style-name="ce4" table:formula="of:=[.Y18]" office:value-type="float" office:value="16.2">
            <text:p>16.20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5.1100324862556">
            <text:p>15.1100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8.11">
            <text:p>8.1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.48944893433155">
            <text:p>7.4894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6.16">
            <text:p>16.16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4.9234888753142">
            <text:p>14.9235</text:p>
          </table:table-cell>
          <table:table-cell table:style-name="ce4" table:formula="of:=[.Y19]" office:value-type="float" office:value="16.2">
            <text:p>16.20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4.9604282042135">
            <text:p>14.9604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8.11">
            <text:p>8.1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.41529597458569">
            <text:p>7.4153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6.16">
            <text:p>16.16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4.775731559717">
            <text:p>14.7757</text:p>
          </table:table-cell>
          <table:table-cell table:style-name="ce4" table:formula="of:=[.Y20]" office:value-type="float" office:value="16.2">
            <text:p>16.20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4.8123051526866">
            <text:p>14.8123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8.11">
            <text:p>8.1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.34187720256009">
            <text:p>7.3419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6.16">
            <text:p>16.16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4.6294371878386">
            <text:p>14.6294</text:p>
          </table:table-cell>
          <table:table-cell table:style-name="ce4" table:formula="of:=[.Y21]" office:value-type="float" office:value="16.2">
            <text:p>16.20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4.6656486660263">
            <text:p>14.66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2.16">
            <text:p>12.16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3.4322050450003">
            <text:p>13.4322</text:p>
          </table:table-cell>
          <table:table-cell table:style-name="ce3" office:value-type="float" office:value="1.231">
            <text:p>1.231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5978983638119">
            <text:p>1.3598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2.16">
            <text:p>12.16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3.2992129158418">
            <text:p>13.2992</text:p>
          </table:table-cell>
          <table:table-cell table:style-name="ce4" table:formula="of:=[.Y25]" office:value-type="float" office:value="1.231">
            <text:p>1.231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4632657067445">
            <text:p>1.3463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2.16">
            <text:p>12.16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3.1675375404375">
            <text:p>13.1675</text:p>
          </table:table-cell>
          <table:table-cell table:style-name="ce4" table:formula="of:=[.Y26]" office:value-type="float" office:value="1.231">
            <text:p>1.231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33299660462817">
            <text:p>1.3330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2.16">
            <text:p>12.16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3.0371658816212">
            <text:p>13.0372</text:p>
          </table:table-cell>
          <table:table-cell table:style-name="ce4" table:formula="of:=[.Y27]" office:value-type="float" office:value="1.231">
            <text:p>1.231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31979861844373">
            <text:p>1.3198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2.16">
            <text:p>12.16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2.9080850313082">
            <text:p>12.9081</text:p>
          </table:table-cell>
          <table:table-cell table:style-name="ce4" table:formula="of:=[.Y28]" office:value-type="float" office:value="1.231">
            <text:p>1.231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30673130538983">
            <text:p>1.3067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.167">
            <text:p>1.167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.2265287284667">
            <text:p>1.2265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2.16">
            <text:p>12.16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2.780282209216">
            <text:p>12.7803</text:p>
          </table:table-cell>
          <table:table-cell table:style-name="ce4" table:formula="of:=[.Y29]" office:value-type="float" office:value="1.231">
            <text:p>1.231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2937933716731">
            <text:p>1.2938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2.16">
            <text:p>12.16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2.6537447616">
            <text:p>12.6537</text:p>
          </table:table-cell>
          <table:table-cell table:style-name="ce4" table:formula="of:=[.Y30]" office:value-type="float" office:value="1.231">
            <text:p>1.231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28098353631">
            <text:p>1.2810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2.16">
            <text:p>12.16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2.52846016">
            <text:p>12.5285</text:p>
          </table:table-cell>
          <table:table-cell table:style-name="ce4" table:formula="of:=[.Y31]" office:value-type="float" office:value="1.231">
            <text:p>1.231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68300531">
            <text:p>1.2683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2.16">
            <text:p>12.16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2.404416">
            <text:p>12.4044</text:p>
          </table:table-cell>
          <table:table-cell table:style-name="ce4" table:formula="of:=[.Y32]" office:value-type="float" office:value="1.231">
            <text:p>1.231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557431">
            <text:p>1.2557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2.16">
            <text:p>12.16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2.2816">
            <text:p>12.2816</text:p>
          </table:table-cell>
          <table:table-cell table:style-name="ce4" table:formula="of:=[.Y33]" office:value-type="float" office:value="1.231">
            <text:p>1.231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4331">
            <text:p>1.2433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.167">
            <text:p>1.167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.167">
            <text:p>1.167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2.16">
            <text:p>12.16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2.16">
            <text:p>12.1600</text:p>
          </table:table-cell>
          <table:table-cell table:style-name="ce4" table:formula="of:=[.Y34]" office:value-type="float" office:value="1.231">
            <text:p>1.231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231">
            <text:p>1.231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.167">
            <text:p>1.167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.15544554455446">
            <text:p>1.1554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2.16">
            <text:p>12.16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2.039603960396">
            <text:p>12.0396</text:p>
          </table:table-cell>
          <table:table-cell table:style-name="ce4" table:formula="of:=[.Y35]" office:value-type="float" office:value="1.231">
            <text:p>1.231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21881188118812">
            <text:p>1.2188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.167">
            <text:p>1.167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.14400548965788">
            <text:p>1.144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2.16">
            <text:p>12.16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1.9203999607882">
            <text:p>11.9204</text:p>
          </table:table-cell>
          <table:table-cell table:style-name="ce4" table:formula="of:=[.Y36]" office:value-type="float" office:value="1.231">
            <text:p>1.231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20674443681992">
            <text:p>1.2067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2.16">
            <text:p>12.16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1.8023761988002">
            <text:p>11.8024</text:p>
          </table:table-cell>
          <table:table-cell table:style-name="ce4" table:formula="of:=[.Y37]" office:value-type="float" office:value="1.231">
            <text:p>1.231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19479647209893">
            <text:p>1.1948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2.16">
            <text:p>12.16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1.685520988911">
            <text:p>11.6855</text:p>
          </table:table-cell>
          <table:table-cell table:style-name="ce4" table:formula="of:=[.Y38]" office:value-type="float" office:value="1.231">
            <text:p>1.231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18296680405835">
            <text:p>1.183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.167">
            <text:p>1.167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.11036045743708">
            <text:p>1.1104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2.16">
            <text:p>12.16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1.5698227612981">
            <text:p>11.5698</text:p>
          </table:table-cell>
          <table:table-cell table:style-name="ce4" table:formula="of:=[.Y39]" office:value-type="float" office:value="1.231">
            <text:p>1.231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7125426144391">
            <text:p>1.171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2.16">
            <text:p>12.16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1.4552700606912">
            <text:p>11.4553</text:p>
          </table:table-cell>
          <table:table-cell table:style-name="ce4" table:formula="of:=[.Y40]" office:value-type="float" office:value="1.231">
            <text:p>1.231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5965768459793">
            <text:p>1.159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2.16">
            <text:p>12.16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1.3418515452388">
            <text:p>11.3419</text:p>
          </table:table-cell>
          <table:table-cell table:style-name="ce4" table:formula="of:=[.Y41]" office:value-type="float" office:value="1.231">
            <text:p>1.231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4817592534448">
            <text:p>1.1482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2.16">
            <text:p>12.16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1.2295559853849">
            <text:p>11.2296</text:p>
          </table:table-cell>
          <table:table-cell table:style-name="ce4" table:formula="of:=[.Y42]" office:value-type="float" office:value="1.231">
            <text:p>1.231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3680784687573">
            <text:p>1.1368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2.16">
            <text:p>12.16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1.1183722627573">
            <text:p>11.1184</text:p>
          </table:table-cell>
          <table:table-cell table:style-name="ce4" table:formula="of:=[.Y43]" office:value-type="float" office:value="1.231">
            <text:p>1.231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12555232363933">
            <text:p>1.1256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2.16">
            <text:p>12.16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1.0082893690667">
            <text:p>11.0083</text:p>
          </table:table-cell>
          <table:table-cell table:style-name="ce4" table:formula="of:=[.Y44]" office:value-type="float" office:value="1.231">
            <text:p>1.231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11440824122706">
            <text:p>1.1144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2015／03／19</text:date>, <text:time>15:58:0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19T15:58:06.54</dc:date>
    <meta:editing-duration>P26DT4H42M19S</meta:editing-duration>
    <meta:editing-cycles>67</meta:editing-cycles>
    <meta:generator>OpenOffice/4.1.1$Win32 OpenOffice.org_project/411m6$Build-9775</meta:generator>
    <meta:document-statistic meta:table-count="6" meta:cell-count="3414" meta:object-count="0"/>
  </office:meta>
</office:document-meta>
</file>